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1f0f29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1f0f2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1f0f29" style:font-size-asian="11pt" style:font-size-complex="11pt"/>
    </style:style>
    <style:style style:name="P8" style:family="paragraph" style:parent-style-name="Standard">
      <style:text-properties officeooo:paragraph-rsid="001f0f29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f0f29" style:font-size-asian="10pt" style:font-size-complex="10pt"/>
    </style:style>
    <style:style style:name="P10" style:family="paragraph" style:parent-style-name="UrbanBody">
      <style:text-properties style:font-name="Times New Roman1" fo:font-size="12pt" style:font-size-asian="12pt" style:font-size-complex="12pt"/>
    </style:style>
    <style:style style:name="P11" style:family="paragraph" style:parent-style-name="UrbanBody">
      <style:text-properties style:font-name="Liberation Sans" fo:font-size="12pt" style:font-size-asian="12pt" style:font-size-complex="12pt"/>
    </style:style>
    <style:style style:name="P12" style:family="paragraph" style:parent-style-name="UrbanBody"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UrbanBody">
      <style:text-properties style:font-name="arial" fo:font-size="12pt" style:font-size-asian="12pt" style:font-size-complex="12pt"/>
    </style:style>
    <style:style style:name="P14" style:family="paragraph" style:parent-style-name="UrbanBody">
      <style:text-properties style:font-name="arial" fo:font-size="12pt" officeooo:paragraph-rsid="001f0f29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1" fo:font-size="12pt" style:font-size-asian="12pt" style:font-size-complex="12pt"/>
    </style:style>
    <style:style style:name="T8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ize="10.5pt" fo:font-style="normal" style:text-underline-style="none" fo:font-weight="normal" officeooo:rsid="0084aa9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0.5pt" fo:font-style="normal" style:text-underline-style="none" fo:font-weight="normal" officeooo:rsid="0084aa9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5"><text:span text:style-name="T17">do text</text:span></text:p><text:p text:style-name="P15"><text:span text:style-name="T1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2"><text:s/>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12"><text:s/>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12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2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UrbanTitle">Demande de paiement</text:p>
      <text:p text:style-name="P10"/>
      <text:p text:style-name="UrbanBody"/>
      <text:p text:style-name="UrbanBody"><office:annotation><dc:creator>Gauthier Bastien</dc:creator><dc:date>2011-02-16T16:12:24</dc:date><text:p text:style-name="P15"><text:span text:style-name="T2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UrbanBody"/>
      <text:p text:style-name="UrbanBody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2"/>
      <text:p text:style-name="P13">Pour le bon ordre de votre dossier de demande de permis d'urbanisme, nous vous invitons à verser dans les meilleurs délais la somme de :</text:p>
      <text:p text:style-name="P13"><office:annotation><dc:creator>sde </dc:creator><dc:date>2011-09-07T08:20:48</dc:date><text:p text:style-name="P15"><text:span text:style-name="T18">do text if self.getRoadAdaptation()=='no' and self.getAnnoncedDelay()!='115j' and 'ccatm' not in self.templateAllOpinions() and self.getLastInquiry() is None and len(self.templateAllOpinions()) &lt; 1</text:span></text:p></office:annotation>40€ (PU de minime importance)</text:p>
      <text:p text:style-name="P13"><office:annotation><dc:creator>sde </dc:creator><dc:date>2011-09-07T08:20:48</dc:date><text:p text:style-name="P15"><text:span text:style-name="T18">do text if self.getRoadAdaptation()=='no' and self.getAnnoncedDelay()!='115j' and 'ccatm' not in self.templateAllOpinions() and self.getLastInquiry() is None and len(self.templateAllOpinions()) &gt; 0</text:span></text:p></office:annotation>60€ (PU avec demande d'avis) </text:p>
      <text:p text:style-name="P13"><office:annotation><dc:creator>sde </dc:creator><dc:date>2011-09-07T08:20:48</dc:date><text:p text:style-name="P15"><text:span text:style-name="T18">do text if self.getRoadAdaptation()=='no' and self.getAnnoncedDelay()!='115j' and ('ccatm' in self.templateAllOpinions() or self.getLastInquiry() is not None)</text:span></text:p></office:annotation>130€ (PU avec avis + CCATM et/ou enquête) </text:p>
      <text:p text:style-name="P13"><office:annotation><dc:creator>sde </dc:creator><dc:date>2011-09-07T08:20:48</dc:date><text:p text:style-name="P15"><text:span text:style-name="T18">do text if self.getRoadAdaptation()=='no' and self.getAnnoncedDelay()=='115j'</text:span></text:p></office:annotation>150€ (PU avec avis fonctionnaire) </text:p>
      <text:p text:style-name="P13"><office:annotation><dc:creator>sde </dc:creator><dc:date>2011-09-07T08:20:48</dc:date><text:p text:style-name="P15"><text:span text:style-name="T18">do text if self.getRoadAdaptation()!='no'</text:span></text:p></office:annotation>250€ (PU avec conseil communal) </text:p>
      <text:p text:style-name="P13">au compte bancaire <text:span text:style-name="T6">091-0175895-63</text:span> de la Ville <text:text-input text:description="">tool.getCityName(prefixed=True)</text:text-input>, en rappelant l'objet de la présente ainsi que la communication <text:span text:style-name="T6"><text:text-input text:description="">self.getReference()</text:text-input></text:span>.</text:p>
      <text:p text:style-name="P13"/>
      <text:p text:style-name="P14">Demeurant à votre disposition, nous vous prions d'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P11"/>
      <text:p text:style-name="UrbanBody"/>
      <text:p text:style-name="UrbanBody"/>
      <text:p text:style-name="UrbanBody"><office:annotation><dc:creator>Gauthier Bastien</dc:creator><dc:date>2011-01-13T14:56:41</dc:date><text:p text:style-name="P15"><text:span text:style-name="T17">do text</text:span></text:p><text:p text:style-name="P15"><text:span text:style-name="T1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19:37.135199412</dc:date>
    <dc:language>fr-FR</dc:language>
    <meta:editing-cycles>156</meta:editing-cycles>
    <meta:editing-duration>P2DT6H25M17S</meta:editing-duration>
    <meta:document-statistic meta:table-count="1" meta:image-count="0" meta:object-count="0" meta:page-count="1" meta:paragraph-count="20" meta:word-count="144" meta:character-count="1147" meta:non-whitespace-character-count="1039"/>
    <meta:user-defined meta:name="Info 1"/>
    <meta:user-defined meta:name="Info 2"/>
    <meta:user-defined meta:name="Info 3"/>
    <meta:user-defined meta:name="Info 4"/>
  </office:meta>
</office:document-meta>
</file>